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modern" style:font-pitch="variable"/>
    <style:font-face style:name="Droid Sans Devanagari1" svg:font-family="'Droid Sans Devanagari'" style:font-family-generic="swiss"/>
    <style:font-face style:name="Droid Sans Devanagari2" svg:font-family="'Droid Sans Devanagari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JetBrains Mono2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Tahoma" svg:font-family="Tahoma" style:font-family-generic="moder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paragraph-rsid="001761ae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8pt" fo:font-weight="bold" officeooo:rsid="001761ae" officeooo:paragraph-rsid="001761ae" style:font-size-asian="8pt" style:font-weight-asian="bold" style:font-size-complex="8pt" style:font-weight-complex="bold"/>
    </style:style>
    <style:style style:name="P3" style:family="paragraph" style:parent-style-name="Standard">
      <style:text-properties fo:font-weight="bold" officeooo:paragraph-rsid="001761ae" style:font-weight-asian="bold" style:font-weight-complex="bold"/>
    </style:style>
    <style:style style:name="P4" style:family="paragraph" style:parent-style-name="Standard">
      <style:text-properties fo:font-weight="bold" officeooo:rsid="00194526" officeooo:paragraph-rsid="00194526" style:font-weight-asian="bold" style:font-weight-complex="bold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8pt" fo:font-weight="bold" officeooo:rsid="001761ae" officeooo:paragraph-rsid="001b5880" style:font-size-asian="8pt" style:font-weight-asian="bold" style:font-size-complex="8pt" style:font-weight-complex="bold"/>
    </style:style>
    <style:style style:name="P6" style:family="paragraph" style:parent-style-name="Standard">
      <style:text-properties fo:font-weight="bold" officeooo:rsid="00194526" officeooo:paragraph-rsid="00194526" style:font-weight-asian="bold" style:font-weight-complex="bold"/>
    </style:style>
    <style:style style:name="P7" style:family="paragraph" style:parent-style-name="Standard">
      <style:text-properties fo:font-weight="bold" officeooo:rsid="00194526" officeooo:paragraph-rsid="001b5880" style:font-weight-asian="bold" style:font-weight-complex="bold"/>
    </style:style>
    <style:style style:name="P8" style:family="paragraph" style:parent-style-name="Standard">
      <style:text-properties fo:font-weight="bold" officeooo:rsid="00194526" officeooo:paragraph-rsid="001c98dc" style:font-weight-asian="bold" style:font-weight-complex="bold"/>
    </style:style>
    <style:style style:name="P9" style:family="paragraph" style:parent-style-name="Standard">
      <style:text-properties fo:font-weight="bold" officeooo:paragraph-rsid="001761ae" style:font-weight-asian="bold" style:font-weight-complex="bold"/>
    </style:style>
    <style:style style:name="P10" style:family="paragraph" style:parent-style-name="Standard">
      <style:text-properties fo:font-weight="normal" officeooo:rsid="00194526" officeooo:paragraph-rsid="00194526" style:font-weight-asian="normal" style:font-weight-complex="normal"/>
    </style:style>
    <style:style style:name="P11" style:family="paragraph" style:parent-style-name="Standard">
      <style:text-properties fo:font-weight="normal" officeooo:rsid="00194526" officeooo:paragraph-rsid="001b5880" style:font-weight-asian="normal" style:font-weight-complex="normal"/>
    </style:style>
    <style:style style:name="P12" style:family="paragraph" style:parent-style-name="Standard">
      <style:text-properties fo:font-weight="normal" officeooo:paragraph-rsid="001761ae" style:font-weight-asian="normal" style:font-weight-complex="normal"/>
    </style:style>
    <style:style style:name="P13" style:family="paragraph" style:parent-style-name="Standard">
      <style:text-properties officeooo:paragraph-rsid="001b5880"/>
    </style:style>
    <style:style style:name="P14" style:family="paragraph" style:parent-style-name="Standard">
      <style:text-properties fo:color="#000000" loext:opacity="100%" fo:font-weight="normal" officeooo:paragraph-rsid="001761ae" style:font-weight-asian="normal" style:font-weight-complex="normal"/>
    </style:style>
    <style:style style:name="P15" style:family="paragraph" style:parent-style-name="Standard">
      <style:text-properties fo:color="#000000" loext:opacity="100%" fo:font-weight="normal" officeooo:rsid="00194526" officeooo:paragraph-rsid="001c98dc" style:font-weight-asian="normal" style:font-weight-complex="normal"/>
    </style:style>
    <style:style style:name="P16" style:family="paragraph">
      <loext:graphic-properties draw:fill-color="#1c1c1c"/>
      <style:paragraph-properties fo:text-align="center"/>
    </style:style>
    <style:style style:name="P17" style:family="paragraph">
      <style:paragraph-properties fo:text-align="center" style:writing-mode="lr-tb"/>
      <style:text-properties fo:color="#000000" loext:opacity="100%" fo:font-size="12pt"/>
    </style:style>
    <style:style style:name="P18" style:family="paragraph">
      <loext:graphic-properties draw:fill-color="#ffffff"/>
      <style:paragraph-properties fo:text-align="center" style:writing-mode="lr-tb"/>
      <style:text-properties fo:color="#000000" loext:opacity="100%" fo:font-size="12pt"/>
    </style:style>
    <style:style style:name="P19" style:family="paragraph">
      <style:paragraph-properties style:text-autospace="none"/>
      <style:text-properties fo:color="#000000" loext:opacity="100%" style:font-name="F" fo:font-size="12pt"/>
    </style:style>
    <style:style style:name="P20" style:family="paragraph">
      <loext:graphic-properties draw:fill-color="#ffffff"/>
      <style:paragraph-properties fo:text-align="center" style:text-autospace="none" style:writing-mode="lr-tb"/>
      <style:text-properties fo:color="#000000" loext:opacity="100%" fo:font-size="12pt"/>
    </style:style>
    <style:style style:name="P21" style:family="paragraph">
      <style:paragraph-properties fo:text-align="center" style:text-autospace="none"/>
      <style:text-properties fo:color="#000000" loext:opacity="100%" style:font-name="F" fo:font-size="12pt"/>
    </style:style>
    <style:style style:name="P22" style:family="paragraph">
      <style:paragraph-properties fo:text-align="center" style:text-autospace="none" style:writing-mode="lr-tb"/>
      <style:text-properties fo:color="#000000" loext:opacity="100%" fo:font-size="12pt"/>
    </style:style>
    <style:style style:name="P23" style:family="paragraph">
      <style:paragraph-properties fo:text-align="center" style:text-autospace="none" style:writing-mode="lr-tb"/>
      <style:text-properties fo:color="#111111" loext:opacity="100%" fo:font-size="12pt"/>
    </style:style>
    <style:style style:name="P24" style:family="paragraph">
      <loext:graphic-properties draw:fill-color="#ffffff"/>
      <style:paragraph-properties fo:text-align="center" style:text-autospace="none" style:writing-mode="lr-tb"/>
      <style:text-properties fo:color="#111111" loext:opacity="100%" fo:font-size="12pt"/>
    </style:style>
    <style:style style:name="P25" style:family="paragraph">
      <style:paragraph-properties fo:text-align="center" style:text-autospace="none" style:writing-mode="lr-tb"/>
      <style:text-properties fo:color="#000000" loext:opacity="100%"/>
    </style:style>
    <style:style style:name="P26" style:family="paragraph">
      <loext:graphic-properties draw:fill-color="#ffffff"/>
      <style:paragraph-properties fo:text-align="center" style:text-autospace="none" style:writing-mode="lr-tb"/>
      <style:text-properties fo:color="#000000" loext:opacity="100%"/>
    </style:style>
    <style:style style:name="P27" style:family="paragraph">
      <style:paragraph-properties fo:text-align="center" style:writing-mode="lr-tb"/>
      <style:text-properties fo:color="#000000" loext:opacity="100%"/>
    </style:style>
    <style:style style:name="P28" style:family="paragraph">
      <loext:graphic-properties draw:fill-color="#ffffff"/>
      <style:paragraph-properties fo:text-align="center" style:writing-mode="lr-tb"/>
      <style:text-properties fo:color="#000000" loext:opacity="10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a405b"/>
    </style:style>
    <style:style style:name="T3" style:family="text">
      <style:text-properties fo:color="#000000" loext:opacity="100%" style:font-name="Times New Roman" fo:font-size="12pt" fo:font-style="normal" fo:font-weight="normal" style:font-size-asian="12pt" style:font-style-asian="normal" style:font-weight-asian="normal" style:font-size-complex="12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a405b" style:font-weight-asian="normal" style:font-weight-complex="normal"/>
    </style:style>
    <style:style style:name="T6" style:family="text">
      <style:text-properties fo:font-weight="normal" officeooo:rsid="001b5880" style:font-weight-asian="normal" style:font-weight-complex="normal"/>
    </style:style>
    <style:style style:name="T7" style:family="text">
      <style:text-properties fo:font-weight="normal" officeooo:rsid="001c98dc" style:font-weight-asian="normal" style:font-weight-complex="normal"/>
    </style:style>
    <style:style style:name="T8" style:family="text">
      <style:text-properties officeooo:rsid="001c98dc"/>
    </style:style>
    <style:style style:name="T9" style:family="text">
      <style:text-properties fo:color="#000000" loext:opacity="100%" fo:font-size="12pt"/>
    </style:style>
    <style:style style:name="T10" style:family="text">
      <style:text-properties fo:color="#000000" loext:opacity="100%" style:font-name="JetBrains Mono" fo:font-size="10pt" style:font-name-asian="JetBrains Mono" style:font-size-asian="10pt" style:font-name-complex="JetBrains Mono" style:font-size-complex="10pt"/>
    </style:style>
    <style:style style:name="T11" style:family="text">
      <style:text-properties fo:color="#111111" loext:opacity="100%" style:font-name="JetBrains Mono" fo:font-size="10pt" style:font-name-asian="JetBrains Mono" style:font-size-asian="10pt" style:font-name-complex="JetBrains Mono" style:font-size-complex="10pt"/>
    </style:style>
    <style:style style:name="T12" style:family="text">
      <style:text-properties fo:color="#000000" loext:opacity="100%"/>
    </style:style>
    <style:style style:name="gr1" style:family="graphic">
      <style:graphic-properties svg:stroke-color="#111111" draw:fill-color="#1c1c1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-color="#ffffff" draw:textarea-horizontal-align="justify" draw:textarea-vertical-align="middle" draw:auto-grow-height="false" fo:min-height="0.898cm" fo:min-width="2.8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color="#111111" draw:fill-color="#ffffff" draw:textarea-horizontal-align="justify" draw:textarea-vertical-align="middle" draw:auto-grow-height="false" fo:min-height="1.12cm" fo:min-width="7.7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color="#000000" draw:fill-color="#ffffff" draw:textarea-horizontal-align="justify" draw:textarea-vertical-align="middle" draw:auto-grow-height="false" fo:min-height="1.879cm" fo:min-width="6.9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color="#000000" draw:fill-color="#ffffff" draw:textarea-horizontal-align="justify" draw:textarea-vertical-align="middle" draw:auto-grow-height="false" fo:min-height="1.228cm" fo:min-width="2.0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color="#111111" draw:fill-color="#ffffff" draw:textarea-horizontal-align="justify" draw:textarea-vertical-align="middle" draw:auto-grow-height="false" fo:min-height="1.12cm" fo:min-width="6.9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color="#000000" draw:fill-color="#ffffff" draw:textarea-horizontal-align="justify" draw:textarea-vertical-align="middle" draw:auto-grow-height="false" fo:min-height="0.893cm" fo:min-width="2.8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Студент группы ИС-23 Саруев П.А</text:p>
      <text:p text:style-name="P1"><text:span text:style-name="T1">Практическое занятие № 4</text:span> </text:p>
      <text:p text:style-name="P1"/>
      <text:p text:style-name="P1"><text:span text:style-name="T1">Тема:</text:span> Составление программ циклической структуры в IDE PyCharm Community.</text:p>
      <text:p text:style-name="P1"/>
      <text:p text:style-name="P1"><text:span text:style-name="T1">Цель:</text:span> закрепить усвоенные знания, понятия, алгоритмы, основные принципы составления программ, приобрести навыки составление программ циклической структуры в IDE PyCharm Community.</text:p>
      <text:p text:style-name="P1"/>
      <text:p text:style-name="P1"><text:span text:style-name="T1">Постановка задачи.</text:span> </text:p>
      <text:p text:style-name="P1"><text:span text:style-name="T2">Задание 2. </text:span>Дано целое число N (&gt; 1). Вывести наименьшее из целых чисел K, для которых сумма 1 + 2 + . . . + K будет больше или равна N, и саму эту сумму</text:p>
      <text:p text:style-name="P1"/>
      <text:p text:style-name="P1"><text:span text:style-name="T1">Тип алгоритма:</text:span> циклический.</text:p>
      <text:p text:style-name="P1"/>
      <text:p text:style-name="P3">Блок-схема алгоритма:</text:p>
      <text:p text:style-name="P3"><draw:custom-shape text:anchor-type="paragraph" draw:z-index="0" draw:name="Фигура 1" draw:style-name="gr7" draw:text-style-name="P28" svg:width="2.984cm" svg:height="0.989cm" svg:x="6.814cm" svg:y="0.406cm"><text:p text:style-name="P27"><text:span text:style-name="T12">Начало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4"/>
      <text:p text:style-name="P4"><draw:line text:anchor-type="paragraph" draw:z-index="10" draw:name="Вертикальная линия 1" draw:style-name="gr1" draw:text-style-name="P16" svg:x1="8.259cm" svg:y1="0.42cm" svg:x2="8.259cm" svg:y2="1.265cm"><text:p/></draw:line></text:p>
      <text:p text:style-name="P4"/>
      <text:p text:style-name="P4"><draw:custom-shape text:anchor-type="paragraph" draw:z-index="1" draw:name="Фигура 2" draw:style-name="gr6" draw:text-style-name="P20" svg:width="11.041cm" svg:height="1.781cm" svg:x="2.872cm" svg:y="0.291cm"><text:p text:style-name="P22"><text:span text:style-name="T10">N = int(input("Введите целое число N (&gt; 1): "))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/text:p>
      <text:p text:style-name="P4"/>
      <text:p text:style-name="P4"/>
      <text:p text:style-name="P4"/>
      <text:p text:style-name="P4"><draw:line text:anchor-type="paragraph" draw:z-index="11" draw:name="Вертикальная линия 2" draw:style-name="gr1" draw:text-style-name="P16" svg:x1="8.259cm" svg:y1="0.123cm" svg:x2="8.259cm" svg:y2="0.968cm"><text:p/></draw:line></text:p>
      <text:p text:style-name="P4"><draw:custom-shape text:anchor-type="paragraph" draw:z-index="2" draw:name="Фигура 3" draw:style-name="gr5" draw:text-style-name="P28" svg:width="4.065cm" svg:height="2.454cm" svg:x="6.216cm" svg:y="0.383cm"><text:p text:style-name="P25"><text:span text:style-name="T10">if N &lt;= 1: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4"/>
      <text:p text:style-name="P4"/>
      <text:p text:style-name="P4"><draw:line text:anchor-type="paragraph" draw:z-index="13" draw:name="Вертикальная линия 4" draw:style-name="gr1" draw:text-style-name="P16" svg:x1="14.344cm" svg:y1="0.141cm" svg:x2="10.28cm" svg:y2="0.152cm"><text:p/></draw:line><draw:line text:anchor-type="paragraph" draw:z-index="14" draw:name="Вертикальная линия 5" draw:style-name="gr1" draw:text-style-name="P16" svg:x1="14.392cm" svg:y1="5.769cm" svg:x2="14.344cm" svg:y2="0.162cm"><text:p/></draw:line></text:p>
      <text:p text:style-name="P4"/>
      <text:p text:style-name="P4"><draw:line text:anchor-type="paragraph" draw:z-index="12" draw:name="Вертикальная линия 3" draw:style-name="gr1" draw:text-style-name="P16" svg:x1="8.283cm" svg:y1="0.402cm" svg:x2="8.283cm" svg:y2="1.247cm"><text:p/></draw:line></text:p>
      <text:p text:style-name="P4"/>
      <text:p text:style-name="P4"><draw:custom-shape text:anchor-type="paragraph" draw:z-index="3" draw:name="Фигура 4" draw:style-name="gr4" draw:text-style-name="P20" svg:width="6.928cm" svg:height="1.879cm" svg:x="4.916cm" svg:y="0.127cm"><text:p text:style-name="P22"><text:span text:style-name="T10">print("Число должно быть больше 1.")</text:span></text:p><draw:enhanced-geometry svg:viewBox="0 0 21600 21600" draw:type="rectangle" draw:enhanced-path="M 0 0 L 21600 0 21600 21600 0 21600 0 0 Z N"/></draw:custom-shape></text:p>
      <text:p text:style-name="P4"/>
      <text:p text:style-name="P4"/>
      <text:p text:style-name="P4"/>
      <text:p text:style-name="P4"/>
      <text:p text:style-name="P4"><draw:custom-shape text:anchor-type="paragraph" draw:z-index="4" draw:name="Фигура 5" draw:style-name="gr5" draw:text-style-name="P24" svg:width="4.065cm" svg:height="2.454cm" svg:x="6.264cm" svg:y="0.146cm"><text:p text:style-name="P23"><text:span text:style-name="T11">else: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4"/>
      <text:p text:style-name="P4"><draw:line text:anchor-type="paragraph" draw:z-index="15" draw:name="Вертикальная линия 6" draw:style-name="gr1" draw:text-style-name="P16" svg:x1="14.392cm" svg:y1="0.415cm" svg:x2="10.328cm" svg:y2="0.426cm"><text:p/></draw:line></text:p>
      <text:p text:style-name="P4"/>
      <text:p text:style-name="P4"/>
      <text:p text:style-name="P4"><draw:line text:anchor-type="paragraph" draw:z-index="16" draw:name="Вертикальная линия 7" draw:style-name="gr1" draw:text-style-name="P16" svg:x1="8.308cm" svg:y1="0.166cm" svg:x2="8.308cm" svg:y2="0.887cm"><text:p/></draw:line></text:p>
      <text:p text:style-name="P4"><draw:custom-shape text:anchor-type="paragraph" draw:z-index="5" draw:name="Фигура 6" draw:style-name="gr4" draw:text-style-name="P20" svg:width="6.928cm" svg:height="1.879cm" svg:x="4.916cm" svg:y="0.4cm"><text:p text:style-name="P22"><text:span text:style-name="T10">K = 0</text:span><text:span text:style-name="T10"><text:line-break/></text:span><text:span text:style-name="T10">total_sum = 0</text:span></text:p><draw:enhanced-geometry svg:viewBox="0 0 21600 21600" draw:type="rectangle" draw:enhanced-path="M 0 0 L 21600 0 21600 21600 0 21600 0 0 Z N"/></draw:custom-shape></text:p>
      <text:p text:style-name="P4"/>
      <text:p text:style-name="P4"/>
      <text:p text:style-name="P4"/>
      <text:p text:style-name="P4"><draw:line text:anchor-type="paragraph" draw:z-index="17" draw:name="Вертикальная линия 8" draw:style-name="gr1" draw:text-style-name="P16" svg:x1="8.331cm" svg:y1="0.21cm" svg:x2="8.331cm" svg:y2="1.141cm"><text:p/></draw:line></text:p>
      <text:p text:style-name="P4"/>
      <text:p text:style-name="P4"><draw:custom-shape text:anchor-type="paragraph" draw:z-index="6" draw:name="Фигура 7" draw:style-name="gr5" draw:text-style-name="P20" svg:width="4.065cm" svg:height="2.454cm" svg:x="6.264cm" svg:y="0.15cm"><text:p text:style-name="P22"><text:span text:style-name="T10">while total_sum &lt; N: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4"/>
      <text:p text:style-name="P4"/>
      <text:p text:style-name="P4"><draw:line text:anchor-type="paragraph" draw:z-index="18" draw:name="Вертикальная линия 10" draw:style-name="gr1" draw:text-style-name="P16" svg:x1="8.283cm" svg:y1="1.99cm" svg:x2="8.283cm" svg:y2="3.392cm"><text:p/></draw:line></text:p>
      <text:p text:style-name="P5"><draw:custom-shape text:anchor-type="paragraph" draw:z-index="7" draw:name="Фигура 8" draw:style-name="gr4" draw:text-style-name="P20" svg:width="6.928cm" svg:height="1.879cm" svg:x="4.939cm" svg:y="-1.859cm"><text:p text:style-name="P22"><text:span text:style-name="T10"><text:s text:c="12"/></text:span><text:span text:style-name="T10">K += 1 <text:s text:c="9"/></text:span><text:span text:style-name="T10"><text:line-break/></text:span><text:span text:style-name="T10">total_sum += K </text:span></text:p><draw:enhanced-geometry svg:viewBox="0 0 21600 21600" draw:type="rectangle" draw:enhanced-path="M 0 0 L 21600 0 21600 21600 0 21600 0 0 Z N"/></draw:custom-shape><draw:line text:anchor-type="paragraph" draw:z-index="19" draw:name="Вертикальная линия 9" draw:style-name="gr1" draw:text-style-name="P16" svg:x1="8.331cm" svg:y1="-0.004cm" svg:x2="8.331cm" svg:y2="0.927cm"><text:p/></draw:line><text:soft-page-break/>Студент группы ИС-23 Саруев П.А</text:p>
      <text:p text:style-name="P4"><draw:custom-shape text:anchor-type="paragraph" draw:z-index="8" draw:name="Фигура 9" draw:style-name="gr3" draw:text-style-name="P20" svg:width="12.316cm" svg:height="1.781cm" svg:x="2.196cm" svg:y="0.441cm"><text:p text:style-name="P22"><text:span text:style-name="T10">print(f"Наименьшее целое число K: {K}")</text:span><text:span text:style-name="T10"><text:line-break/></text:span><text:span text:style-name="T10">print(f"Сумма 1 + 2 + ... + {K} = {total_sum}")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/text:p>
      <text:p text:style-name="P4"/>
      <text:p text:style-name="P4"/>
      <text:p text:style-name="P4"/>
      <text:p text:style-name="P4"><draw:line text:anchor-type="paragraph" draw:z-index="20" draw:name="Вертикальная линия 11" draw:style-name="gr1" draw:text-style-name="P16" svg:x1="8.306cm" svg:y1="0.161cm" svg:x2="8.306cm" svg:y2="0.893cm"><text:p/></draw:line></text:p>
      <text:p text:style-name="P4"><draw:custom-shape text:anchor-type="paragraph" draw:z-index="9" draw:name="Фигура 10" draw:style-name="gr2" draw:text-style-name="P18" svg:width="2.989cm" svg:height="0.994cm" svg:x="6.789cm" svg:y="0.406cm"><text:p text:style-name="P17"><text:span text:style-name="T9">Конец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4"/>
      <text:p text:style-name="P4"/>
      <text:p text:style-name="P4"/>
      <text:p text:style-name="P4">Текст программы:</text:p>
      <text:p text:style-name="P4"/>
      <text:p text:style-name="P10"># Ввод целого числа N</text:p>
      <text:p text:style-name="P10">N = int(input("Введите целое число N (&gt; 1): "))</text:p>
      <text:p text:style-name="P10"/>
      <text:p text:style-name="P10"># Проверка, что N больше 1</text:p>
      <text:p text:style-name="P10">if N &lt;= 1:</text:p>
      <text:p text:style-name="P10"><text:s text:c="4"/>print("Число должно быть больше 1.")</text:p>
      <text:p text:style-name="P10">else:</text:p>
      <text:p text:style-name="P10"><text:s text:c="4"/># Инициализируем переменные</text:p>
      <text:p text:style-name="P10"><text:s text:c="4"/>K = 0</text:p>
      <text:p text:style-name="P10"><text:s text:c="4"/>total_sum = 0</text:p>
      <text:p text:style-name="P10"/>
      <text:p text:style-name="P10"><text:s text:c="4"/># Цикл while для нахождения K</text:p>
      <text:p text:style-name="P10"><text:s text:c="4"/>while total_sum &lt; N:</text:p>
      <text:p text:style-name="P10"><text:s text:c="8"/>K += 1 <text:s text:c="9"/># Увеличение K на 1</text:p>
      <text:p text:style-name="P10"><text:s text:c="8"/>total_sum += K <text:s/># Добавляем текущее значение K к сумме</text:p>
      <text:p text:style-name="P10"/>
      <text:p text:style-name="P10"><text:s text:c="4"/># Вывод результата</text:p>
      <text:p text:style-name="P10"><text:s text:c="4"/>print(f"Наименьшее целое число K: {K}")</text:p>
      <text:p text:style-name="P10"><text:s text:c="4"/>print(f"Сумма 1 + 2 + ... + {K} = {total_sum}")</text:p>
      <text:p text:style-name="P4"/>
      <text:p text:style-name="P4">Протокол работы программы: </text:p>
      <text:p text:style-name="P4"/>
      <text:p text:style-name="P10">Введите целое число N (&gt; 1): 2</text:p>
      <text:p text:style-name="P10">Наименьшее целое число K: 2</text:p>
      <text:p text:style-name="P10">Сумма 1 + 2 + ... + 2 = 3</text:p>
      <text:p text:style-name="P10"/>
      <text:p text:style-name="P10">Process finished with exit code 0</text:p>
      <text:p text:style-name="P10"/>
      <text:p text:style-name="P4"/>
      <text:p text:style-name="P4"/>
      <text:p text:style-name="P4"/>
      <text:p text:style-name="P13"><text:span text:style-name="T1">Постановка задачи.</text:span> </text:p>
      <text:p text:style-name="P13"/>
      <text:p text:style-name="P13"><text:span text:style-name="T5">Задание </text:span><text:span text:style-name="T6">1</text:span><text:span text:style-name="T5">. <text:s/></text:span><text:span text:style-name="T3">Дано целое число N (&gt;0). Найти сумму 1 + 1/2 + 1/3 + ... + 1/N</text:span></text:p>
      <text:p text:style-name="P11"/>
      <text:p text:style-name="P13"><text:span text:style-name="T1">Тип алгоритма:</text:span> циклический.</text:p>
      <text:p text:style-name="P13"/>
      <text:p text:style-name="P7">Блок-схема алгоритма:</text:p>
      <text:p text:style-name="P4"/>
      <text:p text:style-name="P4"/>
      <text:p text:style-name="P4"/>
      <text:p text:style-name="P4"><draw:custom-shape text:anchor-type="paragraph" draw:z-index="21" draw:name="Фигура 11" draw:style-name="gr7" draw:text-style-name="P28" svg:width="2.984cm" svg:height="0.989cm" svg:x="6.5cm" svg:y="-0.48cm"><text:p text:style-name="P27"><text:span text:style-name="T12">Начало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oft-page-break/></text:p>
      <text:p text:style-name="P4"><draw:line text:anchor-type="paragraph" draw:z-index="31" draw:name="Вертикальная линия 13" draw:style-name="gr1" draw:text-style-name="P16" svg:x1="7.897cm" svg:y1="0.021cm" svg:x2="7.874cm" svg:y2="1.42cm"><text:p/></draw:line></text:p>
      <text:p text:style-name="P4"/>
      <text:p text:style-name="P4"><draw:custom-shape text:anchor-type="paragraph" draw:z-index="22" draw:name="Фигура 12" draw:style-name="gr6" draw:text-style-name="P20" svg:width="11.041cm" svg:height="1.781cm" svg:x="2.582cm" svg:y="0.446cm"><text:p text:style-name="P21"><text:span text:style-name="T10"/></text:p><text:p text:style-name="P21"><text:span text:style-name="T10">N = int(input("Введите целое число N (&gt;0): "))</text:span><text:span text:style-name="T10"><text:line-break/></text:span><text:span text:style-name="T10"/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/text:p>
      <text:p text:style-name="P4"/>
      <text:p text:style-name="P4"/>
      <text:p text:style-name="P4"/>
      <text:p text:style-name="P4"><draw:line text:anchor-type="paragraph" draw:z-index="32" draw:name="Вертикальная линия 14" draw:style-name="gr1" draw:text-style-name="P16" svg:x1="8.066cm" svg:y1="0.279cm" svg:x2="8.066cm" svg:y2="1.332cm"><text:p/></draw:line></text:p>
      <text:p text:style-name="P4"/>
      <text:p text:style-name="P4"><draw:custom-shape text:anchor-type="paragraph" draw:z-index="23" draw:name="Фигура 13" draw:style-name="gr5" draw:text-style-name="P26" svg:width="4.065cm" svg:height="2.454cm" svg:x="6.045cm" svg:y="0.358cm"><text:p text:style-name="P25"><text:span text:style-name="T10">if N &lt;= 0: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4"/>
      <text:p text:style-name="P4"/>
      <text:p text:style-name="P4"><draw:line text:anchor-type="paragraph" draw:z-index="35" draw:name="Вертикальная линия 17" draw:style-name="gr1" draw:text-style-name="P16" svg:x1="13.189cm" svg:y1="0.201cm" svg:x2="10.109cm" svg:y2="0.173cm"><text:p/></draw:line><draw:line text:anchor-type="paragraph" draw:z-index="36" draw:name="Вертикальная линия 19" draw:style-name="gr1" draw:text-style-name="P16" svg:x1="13.238cm" svg:y1="6.671cm" svg:x2="13.189cm" svg:y2="0.173cm"><text:p/></draw:line></text:p>
      <text:p text:style-name="P4"/>
      <text:p text:style-name="P4"><draw:line text:anchor-type="paragraph" draw:z-index="33" draw:name="Вертикальная линия 15" draw:style-name="gr1" draw:text-style-name="P16" svg:x1="8.089cm" svg:y1="0.377cm" svg:x2="8.089cm" svg:y2="1.532cm"><text:p/></draw:line><draw:line text:anchor-type="paragraph" draw:z-index="34" draw:name="Вертикальная линия 16" draw:style-name="gr1" draw:text-style-name="P16" svg:x1="8.089cm" svg:y1="0.377cm" svg:x2="8.089cm" svg:y2="1.532cm"><text:p/></draw:line></text:p>
      <text:p text:style-name="P4"/>
      <text:p text:style-name="P4"/>
      <text:p text:style-name="P4"><draw:custom-shape text:anchor-type="paragraph" draw:z-index="24" draw:name="Фигура 14" draw:style-name="gr4" draw:text-style-name="P20" svg:width="6.928cm" svg:height="1.879cm" svg:x="4.674cm" svg:y="0.072cm"><text:p text:style-name="P22"><text:span text:style-name="T10">print("Число должно быть больше 0.")</text:span></text:p><draw:enhanced-geometry svg:viewBox="0 0 21600 21600" draw:type="rectangle" draw:enhanced-path="M 0 0 L 21600 0 21600 21600 0 21600 0 0 Z N"/></draw:custom-shape></text:p>
      <text:p text:style-name="P4"/>
      <text:p text:style-name="P4"/>
      <text:p text:style-name="P4"/>
      <text:p text:style-name="P4"/>
      <text:p text:style-name="P4"><draw:custom-shape text:anchor-type="paragraph" draw:z-index="25" draw:name="Фигура 15" draw:style-name="gr5" draw:text-style-name="P24" svg:width="4.065cm" svg:height="2.454cm" svg:x="6.167cm" svg:y="0.478cm"><text:p text:style-name="P23"><text:span text:style-name="T11">else: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4"/>
      <text:p text:style-name="P4"/>
      <text:p text:style-name="P4"><draw:line text:anchor-type="paragraph" draw:z-index="37" draw:name="Вертикальная линия 18" draw:style-name="gr1" draw:text-style-name="P16" svg:x1="13.238cm" svg:y1="0.342cm" svg:x2="10.158cm" svg:y2="0.314cm"><text:p/></draw:line></text:p>
      <text:p text:style-name="P4"/>
      <text:p text:style-name="P4"/>
      <text:p text:style-name="P4"><draw:line text:anchor-type="paragraph" draw:z-index="38" draw:name="Вертикальная линия 20" draw:style-name="gr1" draw:text-style-name="P16" svg:x1="8.184cm" svg:y1="0.011cm" svg:x2="8.184cm" svg:y2="1.022cm"><text:p/></draw:line></text:p>
      <text:p text:style-name="P4"/>
      <text:p text:style-name="P4"><draw:custom-shape text:anchor-type="paragraph" draw:z-index="26" draw:name="Фигура 16" draw:style-name="gr4" draw:text-style-name="P20" svg:width="6.928cm" svg:height="1.879cm" svg:x="4.819cm" svg:y="0.048cm"><text:p text:style-name="P22"><text:span text:style-name="T10">K = 1</text:span><text:span text:style-name="T10"><text:line-break/></text:span><text:span text:style-name="T10">total_sum = 0.0</text:span></text:p><draw:enhanced-geometry svg:viewBox="0 0 21600 21600" draw:type="rectangle" draw:enhanced-path="M 0 0 L 21600 0 21600 21600 0 21600 0 0 Z N"/></draw:custom-shape></text:p>
      <text:p text:style-name="P4"/>
      <text:p text:style-name="P4"/>
      <text:p text:style-name="P4"><draw:line text:anchor-type="paragraph" draw:z-index="39" draw:name="Вертикальная линия 21" draw:style-name="gr1" draw:text-style-name="P16" svg:x1="8.329cm" svg:y1="0.466cm" svg:x2="8.329cm" svg:y2="1.357cm"><text:p/></draw:line></text:p>
      <text:p text:style-name="P4"/>
      <text:p text:style-name="P4"><draw:custom-shape text:anchor-type="paragraph" draw:z-index="27" draw:name="Фигура 17" draw:style-name="gr5" draw:text-style-name="P20" svg:width="4.065cm" svg:height="2.454cm" svg:x="6.334cm" svg:y="0.383cm"><text:p text:style-name="P19"><text:span text:style-name="T10">while i &lt;= N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4"/>
      <text:p text:style-name="P4"/>
      <text:p text:style-name="P4"/>
      <text:p text:style-name="P4"/>
      <text:p text:style-name="P4"><draw:line text:anchor-type="paragraph" draw:z-index="40" draw:name="Вертикальная линия 22" draw:style-name="gr1" draw:text-style-name="P16" svg:x1="8.377cm" svg:y1="0.323cm" svg:x2="8.377cm" svg:y2="1.214cm"><text:p/></draw:line></text:p>
      <text:p text:style-name="P4"/>
      <text:p text:style-name="P4"><draw:custom-shape text:anchor-type="paragraph" draw:z-index="28" draw:name="Фигура 18" draw:style-name="gr4" draw:text-style-name="P20" svg:width="6.928cm" svg:height="1.879cm" svg:x="4.962cm" svg:y="0.24cm"><text:p text:style-name="P21"><text:span text:style-name="T10"><text:line-break/></text:span><text:span text:style-name="T10"> <text:s text:c="2"/></text:span><text:span text:style-name="T10">total_sum += 1 / i</text:span><text:span text:style-name="T10"><text:line-break/></text:span><text:span text:style-name="T10"> <text:s text:c="3"/>i += 1</text:span></text:p><draw:enhanced-geometry svg:viewBox="0 0 21600 21600" draw:type="rectangle" draw:enhanced-path="M 0 0 L 21600 0 21600 21600 0 21600 0 0 Z N"/></draw:custom-shape></text:p>
      <text:p text:style-name="P4"/>
      <text:p text:style-name="P4"/>
      <text:p text:style-name="P4"/>
      <text:p text:style-name="P4"><draw:line text:anchor-type="paragraph" draw:z-index="41" draw:name="Вертикальная линия 23" draw:style-name="gr1" draw:text-style-name="P16" svg:x1="8.449cm" svg:y1="0.171cm" svg:x2="8.451cm" svg:y2="1.473cm"><text:p/></draw:line></text:p>
      <text:p text:style-name="P4"/>
      <text:p text:style-name="P3"/>
      <text:p text:style-name="P3"><draw:custom-shape text:anchor-type="paragraph" draw:z-index="29" draw:name="Фигура 19" draw:style-name="gr3" draw:text-style-name="P20" svg:width="12.316cm" svg:height="1.781cm" svg:x="2.099cm" svg:y="0.012cm"><text:p text:style-name="P19"><text:span text:style-name="T10">p</text:span><text:span text:style-name="T10">r</text:span><text:span text:style-name="T10">i</text:span><text:span text:style-name="T10">n</text:span><text:span text:style-name="T10">t</text:span><text:span text:style-name="T10">(</text:span><text:span text:style-name="T10">f</text:span><text:span text:style-name="T10">"</text:span><text:span text:style-name="T10">С</text:span><text:span text:style-name="T10">у</text:span><text:span text:style-name="T10">м</text:span><text:span text:style-name="T10">м</text:span><text:span text:style-name="T10">а</text:span><text:span text:style-name="T10"> </text:span><text:span text:style-name="T10">1</text:span><text:span text:style-name="T10"> </text:span><text:span text:style-name="T10">+</text:span><text:span text:style-name="T10"> </text:span><text:span text:style-name="T10">1</text:span><text:span text:style-name="T10">/</text:span><text:span text:style-name="T10">2</text:span><text:span text:style-name="T10"> </text:span><text:span text:style-name="T10">+</text:span><text:span text:style-name="T10"> </text:span><text:span text:style-name="T10">.</text:span><text:span text:style-name="T10">.</text:span><text:span text:style-name="T10">.</text:span><text:span text:style-name="T10"> </text:span><text:span text:style-name="T10">+</text:span><text:span text:style-name="T10"> </text:span><text:span text:style-name="T10">1</text:span><text:span text:style-name="T10">/</text:span><text:span text:style-name="T10">{</text:span><text:span text:style-name="T10">N</text:span><text:span text:style-name="T10">}</text:span><text:span text:style-name="T10"> </text:span><text:span text:style-name="T10">=</text:span><text:span text:style-name="T10"> </text:span><text:span text:style-name="T10">{</text:span><text:span text:style-name="T10">t</text:span><text:span text:style-name="T10">o</text:span><text:span text:style-name="T10">t</text:span><text:span text:style-name="T10">a</text:span><text:span text:style-name="T10">l</text:span><text:span text:style-name="T10">_</text:span><text:span text:style-name="T10">s</text:span><text:span text:style-name="T10">u</text:span><text:span text:style-name="T10">m</text:span><text:span text:style-name="T10">}</text:span><text:span text:style-name="T10">"</text:span><text:span text:style-name="T10">)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/text:p>
      <text:p text:style-name="P3"/>
      <text:p text:style-name="P3"><draw:custom-shape text:anchor-type="paragraph" draw:z-index="30" draw:name="Фигура 20" draw:style-name="gr2" draw:text-style-name="P18" svg:width="2.989cm" svg:height="0.994cm" svg:x="7.101cm" svg:y="1.588cm"><text:p text:style-name="P17"><text:span text:style-name="T9">К</text:span><text:span text:style-name="T9">о</text:span><text:span text:style-name="T9">н</text:span><text:span text:style-name="T9">е</text:span><text:span text:style-name="T9">ц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42" draw:name="Вертикальная линия 24" draw:style-name="gr1" draw:text-style-name="P16" svg:x1="8.474cm" svg:y1="0.818cm" svg:x2="8.474cm" svg:y2="1.587cm"><text:p/></draw:line></text:p>
      <text:p text:style-name="P8"><text:soft-page-break/>Текст программы:</text:p>
      <text:p text:style-name="P3"/>
      <text:p text:style-name="P3"><text:s/><text:span text:style-name="T7">#</text:span><text:span text:style-name="T4">Вводим целое число N</text:span></text:p>
      <text:p text:style-name="P12">N = int(input("Введите целое число N (&gt;0): "))</text:p>
      <text:p text:style-name="P12"/>
      <text:p text:style-name="P12"># Проверка, что N больше 0</text:p>
      <text:p text:style-name="P12">if N &lt;= 0:</text:p>
      <text:p text:style-name="P12"><text:s text:c="4"/>print("Число должно быть больше 0.")</text:p>
      <text:p text:style-name="P12">else:</text:p>
      <text:p text:style-name="P12"><text:s text:c="4"/># Инициализация суммы и счетчика i</text:p>
      <text:p text:style-name="P12"><text:s text:c="4"/>total_sum = 0.0</text:p>
      <text:p text:style-name="P12"><text:s text:c="4"/>i = 1</text:p>
      <text:p text:style-name="P12"/>
      <text:p text:style-name="P12"><text:s text:c="4"/># Цикл while для вычисления суммы</text:p>
      <text:p text:style-name="P12"><text:s text:c="4"/>while i &lt;= N:</text:p>
      <text:p text:style-name="P12"><text:s text:c="8"/>total_sum += 1 / iВывод: в процессе выполнения практического занятия выработал(а) навыки составления</text:p>
      <text:p text:style-name="P12">программ циклической структуры в IDE PyCharm Community. Были использованы</text:p>
      <text:p text:style-name="P12">языковые конструкции while, if.</text:p>
      <text:p text:style-name="P12">Выполнены разработка кода, отладка, тестирование, оптимизация программного кода.</text:p>
      <text:p text:style-name="P12">Готовые программные коды выложены на GitHub</text:p>
      <text:p text:style-name="P12"><text:s text:c="8"/>i += 1</text:p>
      <text:p text:style-name="P12"/>
      <text:p text:style-name="P12"><text:s text:c="4"/># Выводим результата</text:p>
      <text:p text:style-name="P12"><text:s text:c="4"/>print(f"Сумма 1 + 1/2 + ... + 1/{N} = {total_sum}")</text:p>
      <text:p text:style-name="P12"/>
      <text:p text:style-name="P8">Протокол работы программы: </text:p>
      <text:p text:style-name="P8"/>
      <text:p text:style-name="P15">Введите целое число N (&gt;0): 2</text:p>
      <text:p text:style-name="P15">Сумма 1 + 1/2 + ... + 1/2 = 1.5</text:p>
      <text:p text:style-name="P15"/>
      <text:p text:style-name="P15">Process finished with exit code 0</text:p>
      <text:p text:style-name="P15"/>
      <text:p text:style-name="P15"><text:span text:style-name="T1">Вывод:</text:span> в процессе выполнения практического занятия выработал(а) навыки составления программ циклической структуры в IDE PyCharm Community. Были использованы языковые конструкции while, if. Выполнены разработка кода, отладка, тестирование, оптимизация программного кода. Готовые программные коды выложены на GitHub</text:p>
      <text:p text:style-name="P1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modern" style:font-pitch="variable"/>
    <style:font-face style:name="Droid Sans Devanagari1" svg:font-family="'Droid Sans Devanagari'" style:font-family-generic="swiss"/>
    <style:font-face style:name="Droid Sans Devanagari2" svg:font-family="'Droid Sans Devanagari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JetBrains Mono2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Tahoma" svg:font-family="Tahoma" style:font-family-generic="moder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Tahoma1" style:font-size-asian="10.5pt" style:language-asian="zh" style:country-asian="CN" style:font-name-complex="Droid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ru" fo:country="RU" style:letter-kerning="true" style:font-name-asian="Tahoma1" style:font-size-asian="10.5pt" style:language-asian="zh" style:country-asian="CN" style:font-name-complex="Droid Sans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Droid Sans Devanagari2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4T12:27:01.753060153</meta:creation-date>
    <dc:date>2024-12-18T15:33:44.024329617</dc:date>
    <meta:editing-duration>PT9M1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5" meta:paragraph-count="60" meta:word-count="397" meta:character-count="2487" meta:non-whitespace-character-count="2033"/>
  </office:meta>
</office:document-meta>
</file>